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8" office:value-type="string" calcext:value-type="string">
            <text:p>percentage</text:p>
          </table:table-cell>
          <table:table-cell table:number-columns-repeated="8" office:value-type="string" calcext:value-type="string">
            <text:p>weighted sum</text:p>
          </table:table-cell>
        </table:table-row>
        <table:table-row table:style-name="ro1">
          <table:table-cell office:value-type="float" office:value="0.0737453777073429" calcext:value-type="float">
            <text:p>0.073745377707343</text:p>
          </table:table-cell>
          <table:table-cell office:value-type="float" office:value="0.0243000528262018" calcext:value-type="float">
            <text:p>0.024300052826202</text:p>
          </table:table-cell>
          <table:table-cell office:value-type="float" office:value="0.00612783940834654" calcext:value-type="float">
            <text:p>0.006127839408347</text:p>
          </table:table-cell>
          <table:table-cell office:value-type="float" office:value="0.0513470681458003" calcext:value-type="float">
            <text:p>0.0513470681458</text:p>
          </table:table-cell>
          <table:table-cell office:value-type="float" office:value="0.110618066561014" calcext:value-type="float">
            <text:p>0.110618066561014</text:p>
          </table:table-cell>
          <table:table-cell office:value-type="float" office:value="0.0456418383518225" calcext:value-type="float">
            <text:p>0.045641838351823</text:p>
          </table:table-cell>
          <table:table-cell office:value-type="float" office:value="0.00591653460116218" calcext:value-type="float">
            <text:p>0.005916534601162</text:p>
          </table:table-cell>
          <table:table-cell office:value-type="float" office:value="0.00655044902271527" calcext:value-type="float">
            <text:p>0.006550449022715</text:p>
          </table:table-cell>
          <table:table-cell office:value-type="float" office:value="22333.18432" calcext:value-type="float">
            <text:p>22333.18432</text:p>
          </table:table-cell>
          <table:table-cell office:value-type="float" office:value="7620.46338000001" calcext:value-type="float">
            <text:p>7620.46338000001</text:p>
          </table:table-cell>
          <table:table-cell office:value-type="float" office:value="1835.13528" calcext:value-type="float">
            <text:p>1835.13528</text:p>
          </table:table-cell>
          <table:table-cell office:value-type="float" office:value="16359.3430399999" calcext:value-type="float">
            <text:p>16359.3430399999</text:p>
          </table:table-cell>
          <table:table-cell office:value-type="float" office:value="33558.4449800001" calcext:value-type="float">
            <text:p>33558.4449800001</text:p>
          </table:table-cell>
          <table:table-cell office:value-type="float" office:value="13501.83346" calcext:value-type="float">
            <text:p>13501.83346</text:p>
          </table:table-cell>
          <table:table-cell office:value-type="float" office:value="1734.0738" calcext:value-type="float">
            <text:p>1734.0738</text:p>
          </table:table-cell>
          <table:table-cell office:value-type="float" office:value="1991.84846" calcext:value-type="float">
            <text:p>1991.84846</text:p>
          </table:table-cell>
        </table:table-row>
        <table:table-row table:style-name="ro1">
          <table:table-cell office:value-type="float" office:value="0.174854727945061" calcext:value-type="float">
            <text:p>0.174854727945061</text:p>
          </table:table-cell>
          <table:table-cell office:value-type="float" office:value="0.0618066561014263" calcext:value-type="float">
            <text:p>0.061806656101426</text:p>
          </table:table-cell>
          <table:table-cell office:value-type="float" office:value="0.0950871632329636" calcext:value-type="float">
            <text:p>0.095087163232964</text:p>
          </table:table-cell>
          <table:table-cell office:value-type="float" office:value="0.0792393026941363" calcext:value-type="float">
            <text:p>0.079239302694136</text:p>
          </table:table-cell>
          <table:table-cell office:value-type="float" office:value="0.318225039619651" calcext:value-type="float">
            <text:p>0.318225039619651</text:p>
          </table:table-cell>
          <table:table-cell office:value-type="float" office:value="0.110618066561014" calcext:value-type="float">
            <text:p>0.110618066561014</text:p>
          </table:table-cell>
          <table:table-cell office:value-type="float" office:value="0.111251980982567" calcext:value-type="float">
            <text:p>0.111251980982567</text:p>
          </table:table-cell>
          <table:table-cell office:value-type="float" office:value="0.0420496566296883" calcext:value-type="float">
            <text:p>0.042049656629688</text:p>
          </table:table-cell>
          <table:table-cell office:value-type="float" office:value="54192.93034" calcext:value-type="float">
            <text:p>54192.93034</text:p>
          </table:table-cell>
          <table:table-cell office:value-type="float" office:value="18731.20694" calcext:value-type="float">
            <text:p>18731.20694</text:p>
          </table:table-cell>
          <table:table-cell office:value-type="float" office:value="30075.0881400001" calcext:value-type="float">
            <text:p>30075.0881400001</text:p>
          </table:table-cell>
          <table:table-cell office:value-type="float" office:value="25240.4185" calcext:value-type="float">
            <text:p>25240.4185</text:p>
          </table:table-cell>
          <table:table-cell office:value-type="float" office:value="95308.9336599995" calcext:value-type="float">
            <text:p>95308.9336599995</text:p>
          </table:table-cell>
          <table:table-cell office:value-type="float" office:value="34585.7315400002" calcext:value-type="float">
            <text:p>34585.7315400002</text:p>
          </table:table-cell>
          <table:table-cell office:value-type="float" office:value="33182.58536" calcext:value-type="float">
            <text:p>33182.58536</text:p>
          </table:table-cell>
          <table:table-cell office:value-type="float" office:value="12915.00974" calcext:value-type="float">
            <text:p>12915.00974</text:p>
          </table:table-cell>
        </table:table-row>
        <table:table-row table:style-name="ro1">
          <table:table-cell office:value-type="float" office:value="0.369889064976228" calcext:value-type="float">
            <text:p>0.369889064976228</text:p>
          </table:table-cell>
          <table:table-cell office:value-type="float" office:value="0.108293713681986" calcext:value-type="float">
            <text:p>0.108293713681986</text:p>
          </table:table-cell>
          <table:table-cell office:value-type="float" office:value="0.136819862651875" calcext:value-type="float">
            <text:p>0.136819862651875</text:p>
          </table:table-cell>
          <table:table-cell office:value-type="float" office:value="0.169255150554675" calcext:value-type="float">
            <text:p>0.169255150554675</text:p>
          </table:table-cell>
          <table:table-cell office:value-type="float" office:value="0.340306391970417" calcext:value-type="float">
            <text:p>0.340306391970417</text:p>
          </table:table-cell>
          <table:table-cell office:value-type="float" office:value="0.138193343898574" calcext:value-type="float">
            <text:p>0.138193343898574</text:p>
          </table:table-cell>
          <table:table-cell office:value-type="float" office:value="0.0714210248283149" calcext:value-type="float">
            <text:p>0.071421024828315</text:p>
          </table:table-cell>
          <table:table-cell office:value-type="float" office:value="0.0615953512942419" calcext:value-type="float">
            <text:p>0.061595351294242</text:p>
          </table:table-cell>
          <table:table-cell office:value-type="float" office:value="116249.80276" calcext:value-type="float">
            <text:p>116249.80276</text:p>
          </table:table-cell>
          <table:table-cell office:value-type="float" office:value="35074.16762" calcext:value-type="float">
            <text:p>35074.16762</text:p>
          </table:table-cell>
          <table:table-cell office:value-type="float" office:value="44153.8919999999" calcext:value-type="float">
            <text:p>44153.8919999999</text:p>
          </table:table-cell>
          <table:table-cell office:value-type="float" office:value="56314.9872999999" calcext:value-type="float">
            <text:p>56314.9872999999</text:p>
          </table:table-cell>
          <table:table-cell office:value-type="float" office:value="106788.320479999" calcext:value-type="float">
            <text:p>106788.320479999</text:p>
          </table:table-cell>
          <table:table-cell office:value-type="float" office:value="46518.9070199999" calcext:value-type="float">
            <text:p>46518.9070199999</text:p>
          </table:table-cell>
          <table:table-cell office:value-type="float" office:value="21256.09786" calcext:value-type="float">
            <text:p>21256.09786</text:p>
          </table:table-cell>
          <table:table-cell office:value-type="float" office:value="18659.45602" calcext:value-type="float">
            <text:p>18659.45602</text:p>
          </table:table-cell>
        </table:table-row>
        <table:table-row table:style-name="ro1">
          <table:table-cell office:value-type="float" office:value="0.497411516111991" calcext:value-type="float">
            <text:p>0.497411516111991</text:p>
          </table:table-cell>
          <table:table-cell office:value-type="float" office:value="0.111991547807713" calcext:value-type="float">
            <text:p>0.111991547807713</text:p>
          </table:table-cell>
          <table:table-cell office:value-type="float" office:value="0.114738510301109" calcext:value-type="float">
            <text:p>0.114738510301109</text:p>
          </table:table-cell>
          <table:table-cell office:value-type="float" office:value="0.0980454305335446" calcext:value-type="float">
            <text:p>0.098045430533545</text:p>
          </table:table-cell>
          <table:table-cell office:value-type="float" office:value="0.157950343370312" calcext:value-type="float">
            <text:p>0.157950343370312</text:p>
          </table:table-cell>
          <table:table-cell office:value-type="float" office:value="0.147913365029054" calcext:value-type="float">
            <text:p>0.147913365029054</text:p>
          </table:table-cell>
          <table:table-cell office:value-type="float" office:value="0.116640253565769" calcext:value-type="float">
            <text:p>0.116640253565769</text:p>
          </table:table-cell>
          <table:table-cell office:value-type="float" office:value="0.0786053882725832" calcext:value-type="float">
            <text:p>0.078605388272583</text:p>
          </table:table-cell>
          <table:table-cell office:value-type="float" office:value="158650.11518" calcext:value-type="float">
            <text:p>158650.11518</text:p>
          </table:table-cell>
          <table:table-cell office:value-type="float" office:value="35831.89366" calcext:value-type="float">
            <text:p>35831.89366</text:p>
          </table:table-cell>
          <table:table-cell office:value-type="float" office:value="37633.23902" calcext:value-type="float">
            <text:p>37633.23902</text:p>
          </table:table-cell>
          <table:table-cell office:value-type="float" office:value="31244.5250200001" calcext:value-type="float">
            <text:p>31244.5250200001</text:p>
          </table:table-cell>
          <table:table-cell office:value-type="float" office:value="49029.9782799998" calcext:value-type="float">
            <text:p>49029.9782799998</text:p>
          </table:table-cell>
          <table:table-cell office:value-type="float" office:value="48433.0355000001" calcext:value-type="float">
            <text:p>48433.0355000001</text:p>
          </table:table-cell>
          <table:table-cell office:value-type="float" office:value="36693.27558" calcext:value-type="float">
            <text:p>36693.27558</text:p>
          </table:table-cell>
          <table:table-cell office:value-type="float" office:value="24277.46292" calcext:value-type="float">
            <text:p>24277.46292</text:p>
          </table:table-cell>
        </table:table-row>
        <table:table-row table:style-name="ro1">
          <table:table-cell office:value-type="float" office:value="0.475752773375594" calcext:value-type="float">
            <text:p>0.475752773375594</text:p>
          </table:table-cell>
          <table:table-cell office:value-type="float" office:value="0.114315900686741" calcext:value-type="float">
            <text:p>0.114315900686741</text:p>
          </table:table-cell>
          <table:table-cell office:value-type="float" office:value="0.128050713153724" calcext:value-type="float">
            <text:p>0.128050713153724</text:p>
          </table:table-cell>
          <table:table-cell office:value-type="float" office:value="0.105969360802958" calcext:value-type="float">
            <text:p>0.105969360802958</text:p>
          </table:table-cell>
          <table:table-cell office:value-type="float" office:value="0.322556788166931" calcext:value-type="float">
            <text:p>0.322556788166931</text:p>
          </table:table-cell>
          <table:table-cell office:value-type="float" office:value="0.0790279978869519" calcext:value-type="float">
            <text:p>0.079027997886952</text:p>
          </table:table-cell>
          <table:table-cell office:value-type="float" office:value="0.111674590596936" calcext:value-type="float">
            <text:p>0.111674590596936</text:p>
          </table:table-cell>
          <table:table-cell office:value-type="float" office:value="0.139355520338088" calcext:value-type="float">
            <text:p>0.139355520338088</text:p>
          </table:table-cell>
          <table:table-cell office:value-type="float" office:value="150851.002819999" calcext:value-type="float">
            <text:p>150851.002819999</text:p>
          </table:table-cell>
          <table:table-cell office:value-type="float" office:value="38215.5195399999" calcext:value-type="float">
            <text:p>38215.5195399999</text:p>
          </table:table-cell>
          <table:table-cell office:value-type="float" office:value="41478.8527" calcext:value-type="float">
            <text:p>41478.8527</text:p>
          </table:table-cell>
          <table:table-cell office:value-type="float" office:value="33652.0789800001" calcext:value-type="float">
            <text:p>33652.0789800001</text:p>
          </table:table-cell>
          <table:table-cell office:value-type="float" office:value="101583.813779999" calcext:value-type="float">
            <text:p>101583.813779999</text:p>
          </table:table-cell>
          <table:table-cell office:value-type="float" office:value="26578.4492" calcext:value-type="float">
            <text:p>26578.4492</text:p>
          </table:table-cell>
          <table:table-cell office:value-type="float" office:value="35177.0571" calcext:value-type="float">
            <text:p>35177.0571</text:p>
          </table:table-cell>
          <table:table-cell office:value-type="float" office:value="44886.5964999999" calcext:value-type="float">
            <text:p>44886.5964999999</text:p>
          </table:table-cell>
        </table:table-row>
        <table:table-row table:style-name="ro1">
          <table:table-cell office:value-type="float" office:value="0.450818806127839" calcext:value-type="float">
            <text:p>0.450818806127839</text:p>
          </table:table-cell>
          <table:table-cell office:value-type="float" office:value="0.162387744321183" calcext:value-type="float">
            <text:p>0.162387744321183</text:p>
          </table:table-cell>
          <table:table-cell office:value-type="float" office:value="0.0709984152139461" calcext:value-type="float">
            <text:p>0.070998415213946</text:p>
          </table:table-cell>
          <table:table-cell office:value-type="float" office:value="0.088959323824617" calcext:value-type="float">
            <text:p>0.088959323824617</text:p>
          </table:table-cell>
          <table:table-cell office:value-type="float" office:value="0.330375066032752" calcext:value-type="float">
            <text:p>0.330375066032752</text:p>
          </table:table-cell>
          <table:table-cell office:value-type="float" office:value="0.11283676703645" calcext:value-type="float">
            <text:p>0.11283676703645</text:p>
          </table:table-cell>
          <table:table-cell office:value-type="float" office:value="0.109138932910724" calcext:value-type="float">
            <text:p>0.109138932910724</text:p>
          </table:table-cell>
          <table:table-cell office:value-type="float" office:value="0.0709984152139461" calcext:value-type="float">
            <text:p>0.070998415213946</text:p>
          </table:table-cell>
          <table:table-cell office:value-type="float" office:value="147894.41886" calcext:value-type="float">
            <text:p>147894.41886</text:p>
          </table:table-cell>
          <table:table-cell office:value-type="float" office:value="51567.5658599997" calcext:value-type="float">
            <text:p>51567.5658599997</text:p>
          </table:table-cell>
          <table:table-cell office:value-type="float" office:value="22441.59284" calcext:value-type="float">
            <text:p>22441.59284</text:p>
          </table:table-cell>
          <table:table-cell office:value-type="float" office:value="28231.2972" calcext:value-type="float">
            <text:p>28231.2972</text:p>
          </table:table-cell>
          <table:table-cell office:value-type="float" office:value="108843.9668" calcext:value-type="float">
            <text:p>108843.9668</text:p>
          </table:table-cell>
          <table:table-cell office:value-type="float" office:value="35941.89636" calcext:value-type="float">
            <text:p>35941.89636</text:p>
          </table:table-cell>
          <table:table-cell office:value-type="float" office:value="33306.10094" calcext:value-type="float">
            <text:p>33306.10094</text:p>
          </table:table-cell>
          <table:table-cell office:value-type="float" office:value="21436.81362" calcext:value-type="float">
            <text:p>21436.81362</text:p>
          </table:table-cell>
        </table:table-row>
        <table:table-row table:style-name="ro1">
          <table:table-cell office:value-type="float" office:value="0.450290544109879" calcext:value-type="float">
            <text:p>0.450290544109879</text:p>
          </table:table-cell>
          <table:table-cell office:value-type="float" office:value="0.301003697834126" calcext:value-type="float">
            <text:p>0.301003697834126</text:p>
          </table:table-cell>
          <table:table-cell office:value-type="float" office:value="0.0764923402007396" calcext:value-type="float">
            <text:p>0.07649234020074</text:p>
          </table:table-cell>
          <table:table-cell office:value-type="float" office:value="0.101109350237718" calcext:value-type="float">
            <text:p>0.101109350237718</text:p>
          </table:table-cell>
          <table:table-cell office:value-type="float" office:value="0.415319598520866" calcext:value-type="float">
            <text:p>0.415319598520866</text:p>
          </table:table-cell>
          <table:table-cell office:value-type="float" office:value="0.0781827786582145" calcext:value-type="float">
            <text:p>0.078182778658215</text:p>
          </table:table-cell>
          <table:table-cell office:value-type="float" office:value="0.0895932382461701" calcext:value-type="float">
            <text:p>0.08959323824617</text:p>
          </table:table-cell>
          <table:table-cell office:value-type="float" office:value="0.030216587427364" calcext:value-type="float">
            <text:p>0.030216587427364</text:p>
          </table:table-cell>
          <table:table-cell office:value-type="float" office:value="147722.066579999" calcext:value-type="float">
            <text:p>147722.066579999</text:p>
          </table:table-cell>
          <table:table-cell office:value-type="float" office:value="97752.3127999993" calcext:value-type="float">
            <text:p>97752.3127999993</text:p>
          </table:table-cell>
          <table:table-cell office:value-type="float" office:value="24194.86216" calcext:value-type="float">
            <text:p>24194.86216</text:p>
          </table:table-cell>
          <table:table-cell office:value-type="float" office:value="33627.49836" calcext:value-type="float">
            <text:p>33627.49836</text:p>
          </table:table-cell>
          <table:table-cell office:value-type="float" office:value="127417.829339999" calcext:value-type="float">
            <text:p>127417.829339999</text:p>
          </table:table-cell>
          <table:table-cell office:value-type="float" office:value="25968.7062600001" calcext:value-type="float">
            <text:p>25968.7062600001</text:p>
          </table:table-cell>
          <table:table-cell office:value-type="float" office:value="27552.6201" calcext:value-type="float">
            <text:p>27552.6201</text:p>
          </table:table-cell>
          <table:table-cell office:value-type="float" office:value="9340.97418000001" calcext:value-type="float">
            <text:p>9340.97418000001</text:p>
          </table:table-cell>
        </table:table-row>
        <table:table-row table:style-name="ro1">
          <table:table-cell office:value-type="float" office:value="0.715689381933439" calcext:value-type="float">
            <text:p>0.715689381933439</text:p>
          </table:table-cell>
          <table:table-cell office:value-type="float" office:value="0.251135763338616" calcext:value-type="float">
            <text:p>0.251135763338616</text:p>
          </table:table-cell>
          <table:table-cell office:value-type="float" office:value="0.0505018489170629" calcext:value-type="float">
            <text:p>0.050501848917063</text:p>
          </table:table-cell>
          <table:table-cell office:value-type="float" office:value="0.00528262017960909" calcext:value-type="float">
            <text:p>0.005282620179609</text:p>
          </table:table-cell>
          <table:table-cell office:value-type="float" office:value="0.31864764923402" calcext:value-type="float">
            <text:p>0.31864764923402</text:p>
          </table:table-cell>
          <table:table-cell office:value-type="float" office:value="0.0266244057052298" calcext:value-type="float">
            <text:p>0.02662440570523</text:p>
          </table:table-cell>
          <table:table-cell office:value-type="float" office:value="0.134178552562071" calcext:value-type="float">
            <text:p>0.134178552562071</text:p>
          </table:table-cell>
          <table:table-cell office:value-type="float" office:value="0.0894875858425779" calcext:value-type="float">
            <text:p>0.089487585842578</text:p>
          </table:table-cell>
          <table:table-cell office:value-type="float" office:value="237544.93048" calcext:value-type="float">
            <text:p>237544.93048</text:p>
          </table:table-cell>
          <table:table-cell office:value-type="float" office:value="75734.4411199989" calcext:value-type="float">
            <text:p>75734.4411199989</text:p>
          </table:table-cell>
          <table:table-cell office:value-type="float" office:value="15265.75484" calcext:value-type="float">
            <text:p>15265.75484</text:p>
          </table:table-cell>
          <table:table-cell office:value-type="float" office:value="1542.93182" calcext:value-type="float">
            <text:p>1542.93182</text:p>
          </table:table-cell>
          <table:table-cell office:value-type="float" office:value="97120.3216799991" calcext:value-type="float">
            <text:p>97120.3216799991</text:p>
          </table:table-cell>
          <table:table-cell office:value-type="float" office:value="7879.75312000001" calcext:value-type="float">
            <text:p>7879.75312000001</text:p>
          </table:table-cell>
          <table:table-cell office:value-type="float" office:value="40579.9207399999" calcext:value-type="float">
            <text:p>40579.9207399999</text:p>
          </table:table-cell>
          <table:table-cell office:value-type="float" office:value="26488.6546000001" calcext:value-type="float">
            <text:p>26488.6546000001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percentage mean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ercentage median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weighted sum mean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weighted sum median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00:36:39.569555108</meta:creation-date>
    <dc:date>2020-12-01T00:46:11.093688072</dc:date>
    <meta:editing-duration>PT9M36S</meta:editing-duration>
    <meta:editing-cycles>1</meta:editing-cycles>
    <meta:document-statistic meta:table-count="1" meta:cell-count="164" meta:object-count="0"/>
    <meta:generator>LibreOffice/6.1.5.2$Linux_X86_64 LibreOffice_project/10$Build-2</meta:generator>
  </office:meta>
</office:document-meta>
</file>